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_top"/>Page № 1</text:p>
      <text:p text:style-name="Standard"><text:a xlink:type="simple" xlink:href="#_top" text:style-name="Internet_20_link" text:visited-style-name="Visited_20_Internet_20_Link"><text:span text:style-name="Internet_20_link"><text:span text:style-name="T1">Link №1 to page № 1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y</meta:initial-creator>
    <meta:creation-date>2015-05-28T14:08:00</meta:creation-date>
    <dc:creator>Andrey</dc:creator>
    <dc:date>2015-05-28T14:08:00</dc:date>
    <meta:editing-cycles>2</meta:editing-cycles>
    <meta:editing-duration>P15824DT17H31M44S</meta:editing-duration>
    <meta:document-statistic meta:table-count="0" meta:image-count="0" meta:object-count="0" meta:page-count="1" meta:paragraph-count="2" meta:word-count="9" meta:character-count="27" meta:non-whitespace-character-count="20"/>
    <meta:generator>LibreOffice/4.3.4.1$Windows_x86 LibreOffice_project/bc356b2f991740509f321d70e4512a6a54c5f243</meta:generator>
  </office:meta>
</office:document-meta>
</file>